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itle">
      <style:text-properties officeooo:rsid="001d2066" officeooo:paragraph-rsid="001d2066"/>
    </style:style>
    <style:style style:name="P12" style:family="paragraph" style:parent-style-name="Preformatted_20_Text">
      <style:text-properties officeooo:rsid="001f52fa" officeooo:paragraph-rsid="001f52fa"/>
    </style:style>
    <style:style style:name="P13" style:family="paragraph" style:parent-style-name="Preformatted_20_Text">
      <style:text-properties officeooo:rsid="0020687b" officeooo:paragraph-rsid="0020687b"/>
    </style:style>
    <style:style style:name="P14"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15" style:family="paragraph" style:parent-style-name="Preformatted_20_Text">
      <style:text-properties officeooo:rsid="00264ae7" officeooo:paragraph-rsid="00264ae7"/>
    </style:style>
    <style:style style:name="P16" style:family="paragraph" style:parent-style-name="Preformatted_20_Text">
      <style:text-properties officeooo:rsid="00281124" officeooo:paragraph-rsid="00281124"/>
    </style:style>
    <style:style style:name="P17" style:family="paragraph" style:parent-style-name="Preformatted_20_Text">
      <style:text-properties officeooo:rsid="00295a7c" officeooo:paragraph-rsid="00295a7c"/>
    </style:style>
    <style:style style:name="P18" style:family="paragraph" style:parent-style-name="Standard">
      <style:paragraph-properties style:line-height-at-least="0.318cm"/>
      <style:text-properties fo:color="#333333" style:font-name="Consolas" fo:font-size="6.59999990463257pt" fo:font-weight="normal" fo:background-color="#f5f5f5"/>
    </style:style>
    <style:style style:name="P19" style:family="paragraph" style:parent-style-name="Standard">
      <style:text-properties officeooo:paragraph-rsid="0034e0e4"/>
    </style:style>
    <style:style style:name="P20"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21" style:family="paragraph" style:parent-style-name="Heading_20_1">
      <style:text-properties officeooo:rsid="001f52fa" officeooo:paragraph-rsid="001f52fa"/>
    </style:style>
    <style:style style:name="P22" style:family="paragraph" style:parent-style-name="Heading_20_1">
      <style:text-properties officeooo:rsid="002b6fd5" officeooo:paragraph-rsid="002b6fd5"/>
    </style:style>
    <style:style style:name="P23" style:family="paragraph" style:parent-style-name="Heading_20_1">
      <style:text-properties officeooo:rsid="0034e0e4" officeooo:paragraph-rsid="0034e0e4"/>
    </style:style>
    <style:style style:name="P24"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25"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26" style:family="paragraph" style:parent-style-name="Preformatted_20_Text">
      <style:text-properties style:font-name="Liberation Serif" fo:font-size="12pt" style:font-size-asian="12pt" style:font-size-complex="12pt"/>
    </style:style>
    <style:style style:name="P27" style:family="paragraph" style:parent-style-name="Preformatted_20_Text">
      <style:text-properties style:font-name="Liberation Serif" fo:font-size="12pt" officeooo:paragraph-rsid="001f52fa" style:font-size-asian="12pt" style:font-size-complex="12pt"/>
    </style:style>
    <style:style style:name="P28" style:family="paragraph" style:parent-style-name="Preformatted_20_Text">
      <style:text-properties style:font-name="Liberation Serif" fo:font-size="12pt" officeooo:rsid="0020687b" officeooo:paragraph-rsid="0020687b" style:font-size-asian="12pt" style:font-size-complex="12pt"/>
    </style:style>
    <style:style style:name="P29" style:family="paragraph" style:parent-style-name="Preformatted_20_Text">
      <style:text-properties style:font-name="Liberation Serif" fo:font-size="12pt" officeooo:rsid="00264ae7" officeooo:paragraph-rsid="00264ae7" style:font-size-asian="12pt" style:font-size-complex="12pt"/>
    </style:style>
    <style:style style:name="P30" style:family="paragraph" style:parent-style-name="Preformatted_20_Text">
      <style:text-properties style:font-name="Liberation Serif" fo:font-size="12pt" officeooo:paragraph-rsid="00281124" style:font-size-asian="12pt" style:font-size-complex="12pt"/>
    </style:style>
    <style:style style:name="P31" style:family="paragraph" style:parent-style-name="Preformatted_20_Text">
      <style:text-properties style:font-name="Liberation Serif" fo:font-size="12pt" officeooo:rsid="00295a7c" officeooo:paragraph-rsid="00295a7c" style:font-size-asian="12pt" style:font-size-complex="12pt"/>
    </style:style>
    <style:style style:name="P32" style:family="paragraph" style:parent-style-name="Preformatted_20_Text">
      <style:text-properties style:font-name="Liberation Serif" fo:font-size="12pt" officeooo:paragraph-rsid="002b6fd5" style:font-size-asian="12pt" style:font-size-complex="12pt"/>
    </style:style>
    <style:style style:name="P33" style:family="paragraph" style:parent-style-name="Preformatted_20_Text">
      <style:text-properties style:font-name="Liberation Serif" fo:font-size="12pt" officeooo:rsid="002b6fd5" officeooo:paragraph-rsid="002b6fd5" style:font-size-asian="12pt" style:font-size-complex="12pt"/>
    </style:style>
    <style:style style:name="P34" style:family="paragraph" style:parent-style-name="Preformatted_20_Text">
      <style:text-properties style:font-name="Liberation Serif" fo:font-size="12pt" officeooo:rsid="002bf801" officeooo:paragraph-rsid="002bf801" style:font-size-asian="12pt" style:font-size-complex="12pt"/>
    </style:style>
    <style:style style:name="P35" style:family="paragraph" style:parent-style-name="Preformatted_20_Text">
      <style:text-properties style:font-name="Liberation Serif" fo:font-size="12pt" officeooo:paragraph-rsid="002c3ae2" style:font-size-asian="12pt" style:font-size-complex="12pt"/>
    </style:style>
    <style:style style:name="P36" style:family="paragraph" style:parent-style-name="Preformatted_20_Text">
      <style:text-properties style:font-name="Liberation Serif" fo:font-size="12pt" officeooo:rsid="002c3ae2" officeooo:paragraph-rsid="002c3ae2" style:font-size-asian="12pt" style:font-size-complex="12pt"/>
    </style:style>
    <style:style style:name="P37" style:family="paragraph" style:parent-style-name="Preformatted_20_Text">
      <style:text-properties style:font-name="Liberation Serif" fo:font-size="12pt" officeooo:rsid="002d5782" officeooo:paragraph-rsid="002d5782" style:font-size-asian="12pt" style:font-size-complex="12pt"/>
    </style:style>
    <style:style style:name="P38" style:family="paragraph" style:parent-style-name="Preformatted_20_Text">
      <style:text-properties style:font-name="Liberation Serif" fo:font-size="12pt" officeooo:rsid="002f5639" officeooo:paragraph-rsid="002f5639" style:font-size-asian="12pt" style:font-size-complex="12pt"/>
    </style:style>
    <style:style style:name="P39" style:family="paragraph" style:parent-style-name="Preformatted_20_Text">
      <style:text-properties style:font-name="Liberation Serif" fo:font-size="12pt" officeooo:paragraph-rsid="0030d36e" style:font-size-asian="12pt" style:font-size-complex="12pt"/>
    </style:style>
    <style:style style:name="P40" style:family="paragraph" style:parent-style-name="Preformatted_20_Text">
      <style:text-properties style:font-name="Liberation Serif" fo:font-size="12pt" officeooo:paragraph-rsid="003106a2" style:font-size-asian="12pt" style:font-size-complex="12pt"/>
    </style:style>
    <style:style style:name="P41" style:family="paragraph" style:parent-style-name="Preformatted_20_Text">
      <style:text-properties style:font-name="Liberation Serif" fo:font-size="12pt" officeooo:rsid="00331b48" officeooo:paragraph-rsid="00331b48" style:font-size-asian="12pt" style:font-size-complex="12pt"/>
    </style:style>
    <style:style style:name="P42"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43"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44"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45"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46"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47" style:family="paragraph" style:parent-style-name="Standard">
      <style:paragraph-properties style:line-height-at-least="0.318cm"/>
      <style:text-properties fo:color="#333333" fo:background-color="#f5f5f5"/>
    </style:style>
    <style:style style:name="P48"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49"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50" style:family="paragraph" style:parent-style-name="Standard">
      <style:paragraph-properties style:line-height-at-least="0.318cm"/>
      <style:text-properties fo:color="#333333" fo:font-size="13pt" fo:background-color="#f5f5f5" style:font-size-asian="13pt" style:font-size-complex="13pt"/>
    </style:style>
    <style:style style:name="P51" style:family="paragraph" style:parent-style-name="Standard">
      <style:text-properties officeooo:paragraph-rsid="0036710c"/>
    </style:style>
    <style:style style:name="P52"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53" style:family="paragraph" style:parent-style-name="Standard">
      <style:paragraph-properties style:line-height-at-least="0.318cm"/>
      <style:text-properties fo:color="#448c27" fo:font-size="13pt" fo:background-color="#f5f5f5" style:font-size-asian="13pt" style:font-size-complex="13pt"/>
    </style:style>
    <style:style style:name="P54" style:family="paragraph" style:parent-style-name="Standard">
      <style:paragraph-properties style:line-height-at-least="0.318cm"/>
      <style:text-properties fo:font-size="13pt" style:font-size-asian="13pt" style:font-size-complex="13pt"/>
    </style:style>
    <style:style style:name="P55" style:family="paragraph" style:parent-style-name="Text_20_body">
      <style:text-properties officeooo:paragraph-rsid="0036710c"/>
    </style:style>
    <style:style style:name="P56" style:family="paragraph" style:parent-style-name="Text_20_body">
      <style:text-properties fo:font-size="13pt" officeooo:paragraph-rsid="001f52fa" style:font-size-asian="13pt" style:font-size-complex="13pt"/>
    </style:style>
    <style:style style:name="P57" style:family="paragraph" style:parent-style-name="Text_20_body">
      <style:text-properties style:font-name="Liberation Serif"/>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style:font-name="Consolas" fo:font-size="6.59999990463257pt" fo:font-weight="normal"/>
    </style:style>
    <style:style style:name="T6" style:family="text">
      <style:text-properties fo:color="#7a3e9d" style:font-name="Consolas" fo:font-size="6.59999990463257pt" fo:font-weight="normal" fo:background-color="#f5f5f5" loext:char-shading-value="0"/>
    </style:style>
    <style:style style:name="T7" style:family="text">
      <style:text-properties fo:color="#7a3e9d" style:font-name="Consolas" fo:font-size="6.59999990463257pt" fo:font-weight="bold"/>
    </style:style>
    <style:style style:name="T8" style:family="text">
      <style:text-properties fo:color="#7a3e9d" style:font-name="Consolas" fo:font-size="6.59999990463257pt" fo:font-weight="bold" fo:background-color="#f5f5f5" loext:char-shading-value="0"/>
    </style:style>
    <style:style style:name="T9" style:family="text">
      <style:text-properties fo:color="#7a3e9d" style:font-name="Consolas" fo:font-weight="normal"/>
    </style:style>
    <style:style style:name="T10" style:family="text">
      <style:text-properties fo:color="#7a3e9d" style:font-name="Consolas" fo:font-weight="normal" fo:background-color="#f5f5f5" loext:char-shading-value="0"/>
    </style:style>
    <style:style style:name="T11" style:family="text">
      <style:text-properties fo:color="#7a3e9d" style:font-name="Consolas" fo:font-weight="bold"/>
    </style:style>
    <style:style style:name="T12" style:family="text">
      <style:text-properties fo:color="#7a3e9d" style:font-name="Consolas" fo:font-weight="bold" fo:background-color="#f5f5f5" loext:char-shading-value="0"/>
    </style:style>
    <style:style style:name="T13" style:family="text">
      <style:text-properties fo:color="#7a3e9d" style:font-name="Consolas" fo:font-size="13pt" fo:font-weight="normal" fo:background-color="#f5f5f5" loext:char-shading-value="0" style:font-size-asian="13pt" style:font-size-complex="13pt"/>
    </style:style>
    <style:style style:name="T14" style:family="text">
      <style:text-properties fo:color="#7a3e9d" style:font-name="Consolas" fo:font-size="13pt" fo:font-weight="bold" fo:background-color="#f5f5f5" loext:char-shading-value="0" style:font-size-asian="13pt" style:font-size-complex="13pt"/>
    </style:style>
    <style:style style:name="T15" style:family="text">
      <style:text-properties fo:color="#7a3e9d" fo:font-size="6.59999990463257pt" fo:font-weight="bold" fo:background-color="#f5f5f5" loext:char-shading-value="0"/>
    </style:style>
    <style:style style:name="T16" style:family="text">
      <style:text-properties fo:color="#7a3e9d" style:font-name="Liberation Serif" fo:font-size="6.59999990463257pt" fo:font-weight="bold" fo:background-color="#f5f5f5" loext:char-shading-value="0"/>
    </style:style>
    <style:style style:name="T17" style:family="text">
      <style:text-properties fo:color="#7a3e9d" style:font-name="Liberation Serif" fo:font-weight="bold" fo:background-color="#f5f5f5" loext:char-shading-value="0"/>
    </style:style>
    <style:style style:name="T18" style:family="text">
      <style:text-properties fo:color="#7a3e9d" style:font-name="Liberation Serif" fo:font-size="12pt" fo:font-weight="bold" fo:background-color="#f5f5f5" loext:char-shading-value="0" style:font-size-asian="12pt" style:font-size-complex="12pt"/>
    </style:style>
    <style:style style:name="T19" style:family="text">
      <style:text-properties fo:color="#4b69c6"/>
    </style:style>
    <style:style style:name="T20" style:family="text">
      <style:text-properties fo:color="#4b69c6" style:font-name="Consolas" fo:font-size="6.59999990463257pt" fo:font-weight="normal"/>
    </style:style>
    <style:style style:name="T21" style:family="text">
      <style:text-properties fo:color="#4b69c6" style:font-name="Consolas" fo:font-size="6.59999990463257pt" fo:font-weight="normal" fo:background-color="#f5f5f5" loext:char-shading-value="0"/>
    </style:style>
    <style:style style:name="T22" style:family="text">
      <style:text-properties fo:color="#4b69c6" style:font-name="Consolas" fo:font-weight="normal"/>
    </style:style>
    <style:style style:name="T23" style:family="text">
      <style:text-properties fo:color="#4b69c6" style:font-name="Consolas" fo:font-weight="normal" fo:background-color="#f5f5f5" loext:char-shading-value="0"/>
    </style:style>
    <style:style style:name="T24" style:family="text">
      <style:text-properties fo:color="#4b69c6" style:font-name="Consolas" fo:font-size="13pt" fo:font-weight="normal" fo:background-color="#f5f5f5" loext:char-shading-value="0" style:font-size-asian="13pt" style:font-size-complex="13pt"/>
    </style:style>
    <style:style style:name="T25" style:family="text">
      <style:text-properties fo:color="#4b69c6" fo:font-size="6.59999990463257pt" fo:font-weight="normal" fo:background-color="#f5f5f5" loext:char-shading-value="0"/>
    </style:style>
    <style:style style:name="T26" style:family="text">
      <style:text-properties fo:color="#4b69c6" style:font-name="Liberation Serif" fo:font-size="6.59999990463257pt" fo:font-weight="normal" fo:background-color="#f5f5f5" loext:char-shading-value="0"/>
    </style:style>
    <style:style style:name="T27" style:family="text">
      <style:text-properties fo:color="#4b69c6" style:font-name="Liberation Serif" fo:font-weight="normal" fo:background-color="#f5f5f5" loext:char-shading-value="0"/>
    </style:style>
    <style:style style:name="T28" style:family="text">
      <style:text-properties fo:color="#4b69c6" style:font-name="Liberation Serif" fo:font-size="12pt" fo:font-weight="normal" fo:background-color="#f5f5f5" loext:char-shading-value="0" style:font-size-asian="12pt" style:font-size-complex="12pt"/>
    </style:style>
    <style:style style:name="T29" style:family="text">
      <style:text-properties style:font-name="Consolas" fo:font-size="6.59999990463257pt" fo:font-style="italic" fo:font-weight="normal"/>
    </style:style>
    <style:style style:name="T30" style:family="text">
      <style:text-properties style:font-name="Consolas" fo:font-size="6.59999990463257pt" fo:font-weight="normal"/>
    </style:style>
    <style:style style:name="T31" style:family="text">
      <style:text-properties style:font-name="Consolas" fo:font-weight="normal"/>
    </style:style>
    <style:style style:name="T32" style:family="text">
      <style:text-properties style:font-name="Consolas" fo:font-style="italic" fo:font-weight="normal"/>
    </style:style>
    <style:style style:name="T33" style:family="text">
      <style:text-properties fo:color="#448c27" style:font-name="Consolas" fo:font-size="6.59999990463257pt" fo:font-style="italic" fo:font-weight="normal"/>
    </style:style>
    <style:style style:name="T34" style:family="text">
      <style:text-properties fo:color="#448c27" style:font-name="Consolas" fo:font-size="6.59999990463257pt" fo:font-weight="normal"/>
    </style:style>
    <style:style style:name="T35" style:family="text">
      <style:text-properties fo:color="#448c27" style:font-name="Consolas" fo:font-size="6.59999990463257pt" fo:font-weight="normal" fo:background-color="#f5f5f5" loext:char-shading-value="0"/>
    </style:style>
    <style:style style:name="T36" style:family="text">
      <style:text-properties fo:color="#448c27" style:font-name="Consolas" fo:font-style="italic" fo:font-weight="normal"/>
    </style:style>
    <style:style style:name="T37" style:family="text">
      <style:text-properties fo:color="#448c27" style:font-name="Consolas" fo:font-weight="normal"/>
    </style:style>
    <style:style style:name="T38" style:family="text">
      <style:text-properties fo:color="#448c27" fo:font-size="6.59999990463257pt" fo:font-weight="normal" fo:background-color="#f5f5f5" loext:char-shading-value="0"/>
    </style:style>
    <style:style style:name="T39" style:family="text">
      <style:text-properties fo:color="#448c27" style:font-name="Liberation Serif" fo:font-size="6.59999990463257pt" fo:font-weight="normal" fo:background-color="#f5f5f5" loext:char-shading-value="0"/>
    </style:style>
    <style:style style:name="T40" style:family="text">
      <style:text-properties fo:color="#448c27" style:font-name="Liberation Serif" fo:font-weight="normal" fo:background-color="#f5f5f5" loext:char-shading-value="0"/>
    </style:style>
    <style:style style:name="T41" style:family="text">
      <style:text-properties fo:color="#448c27" style:font-name="Liberation Serif" fo:font-size="12pt" fo:font-weight="normal" fo:background-color="#f5f5f5" loext:char-shading-value="0" style:font-size-asian="12pt" style:font-size-complex="12pt"/>
    </style:style>
    <style:style style:name="T42" style:family="text">
      <style:text-properties fo:color="#aa3731" style:font-name="Consolas" fo:font-size="6.59999990463257pt" fo:font-weight="bold"/>
    </style:style>
    <style:style style:name="T43" style:family="text">
      <style:text-properties fo:color="#aa3731" style:font-name="Consolas" fo:font-size="6.59999990463257pt" fo:font-weight="bold" fo:background-color="#f5f5f5" loext:char-shading-value="0"/>
    </style:style>
    <style:style style:name="T44" style:family="text">
      <style:text-properties fo:color="#aa3731" style:font-name="Consolas" fo:font-weight="bold"/>
    </style:style>
    <style:style style:name="T45" style:family="text">
      <style:text-properties fo:color="#aa3731" style:font-name="Consolas" fo:font-weight="bold" fo:background-color="#f5f5f5" loext:char-shading-value="0"/>
    </style:style>
    <style:style style:name="T46" style:family="text">
      <style:text-properties fo:color="#aa3731" style:font-name="Consolas" fo:font-size="13pt" fo:font-weight="bold" fo:background-color="#f5f5f5" loext:char-shading-value="0" style:font-size-asian="13pt" style:font-size-complex="13pt"/>
    </style:style>
    <style:style style:name="T47" style:family="text">
      <style:text-properties fo:color="#aa3731" fo:font-size="6.59999990463257pt" fo:font-weight="bold" fo:background-color="#f5f5f5" loext:char-shading-value="0"/>
    </style:style>
    <style:style style:name="T48" style:family="text">
      <style:text-properties fo:color="#aa3731" style:font-name="Liberation Serif" fo:font-size="6.59999990463257pt" fo:font-weight="bold" fo:background-color="#f5f5f5" loext:char-shading-value="0"/>
    </style:style>
    <style:style style:name="T49" style:family="text">
      <style:text-properties fo:color="#aa3731" style:font-name="Liberation Serif" fo:font-weight="bold" fo:background-color="#f5f5f5" loext:char-shading-value="0"/>
    </style:style>
    <style:style style:name="T50" style:family="text">
      <style:text-properties fo:color="#aa3731" style:font-name="Liberation Serif" fo:font-size="12pt" fo:font-weight="bold" fo:background-color="#f5f5f5" loext:char-shading-value="0" style:font-size-asian="12pt" style:font-size-complex="12pt"/>
    </style:style>
    <style:style style:name="T51" style:family="text">
      <style:text-properties fo:color="#777777"/>
    </style:style>
    <style:style style:name="T52" style:family="text">
      <style:text-properties fo:color="#777777" style:font-name="Consolas" fo:font-size="6.59999990463257pt" fo:font-weight="normal"/>
    </style:style>
    <style:style style:name="T53" style:family="text">
      <style:text-properties fo:color="#777777" style:font-name="Consolas" fo:font-size="6.59999990463257pt" fo:font-weight="normal" fo:background-color="#f5f5f5" loext:char-shading-value="0"/>
    </style:style>
    <style:style style:name="T54" style:family="text">
      <style:text-properties fo:color="#777777" style:font-name="Consolas" fo:font-size="6.59999990463257pt" fo:font-weight="normal" officeooo:rsid="0036710c" fo:background-color="#f5f5f5" loext:char-shading-value="0"/>
    </style:style>
    <style:style style:name="T55" style:family="text">
      <style:text-properties fo:color="#777777" style:font-name="Consolas" fo:font-weight="normal"/>
    </style:style>
    <style:style style:name="T56" style:family="text">
      <style:text-properties fo:color="#777777" style:font-name="Consolas" fo:font-weight="normal" fo:background-color="#f5f5f5" loext:char-shading-value="0"/>
    </style:style>
    <style:style style:name="T57" style:family="text">
      <style:text-properties fo:color="#777777" style:font-name="Consolas" fo:font-size="13pt" fo:font-weight="normal" fo:background-color="#f5f5f5" loext:char-shading-value="0" style:font-size-asian="13pt" style:font-size-complex="13pt"/>
    </style:style>
    <style:style style:name="T58" style:family="text">
      <style:text-properties fo:color="#777777" fo:font-weight="bold"/>
    </style:style>
    <style:style style:name="T59" style:family="text">
      <style:text-properties fo:color="#777777" fo:font-size="6.59999990463257pt" fo:font-weight="normal" fo:background-color="#f5f5f5" loext:char-shading-value="0"/>
    </style:style>
    <style:style style:name="T60" style:family="text">
      <style:text-properties fo:color="#777777" style:font-name="Liberation Serif" fo:font-size="6.59999990463257pt" fo:font-weight="normal" fo:background-color="#f5f5f5" loext:char-shading-value="0"/>
    </style:style>
    <style:style style:name="T61" style:family="text">
      <style:text-properties fo:color="#777777" style:font-name="Liberation Serif" fo:font-weight="normal" fo:background-color="#f5f5f5" loext:char-shading-value="0"/>
    </style:style>
    <style:style style:name="T62" style:family="text">
      <style:text-properties fo:color="#777777" style:font-name="Liberation Serif" fo:font-size="12pt" fo:font-weight="normal" fo:background-color="#f5f5f5" loext:char-shading-value="0" style:font-size-asian="12pt" style:font-size-complex="12pt"/>
    </style:style>
    <style:style style:name="T63" style:family="text">
      <style:text-properties style:font-name="Liberation Mono" fo:font-size="10pt" style:font-name-asian="NSimSun1" style:font-size-asian="10pt" style:font-name-complex="Liberation Mono" style:font-size-complex="10pt"/>
    </style:style>
    <style:style style:name="T64" style:family="text">
      <style:text-properties style:font-name="Liberation Mono" fo:font-size="10pt" officeooo:rsid="001f52fa" style:font-name-asian="NSimSun1" style:font-size-asian="10pt" style:font-name-complex="Liberation Mono" style:font-size-complex="10pt"/>
    </style:style>
    <style:style style:name="T65" style:family="text">
      <style:text-properties style:font-name="Liberation Mono" fo:font-size="10pt" officeooo:rsid="00281124" style:font-name-asian="NSimSun1" style:font-size-asian="10pt" style:font-name-complex="Liberation Mono" style:font-size-complex="10pt"/>
    </style:style>
    <style:style style:name="T66" style:family="text">
      <style:text-properties style:font-name="Liberation Mono" fo:font-size="10pt" officeooo:rsid="002b6fd5" style:font-name-asian="NSimSun1" style:font-size-asian="10pt" style:font-name-complex="Liberation Mono" style:font-size-complex="10pt"/>
    </style:style>
    <style:style style:name="T67" style:family="text">
      <style:text-properties style:font-name="Liberation Mono" fo:font-size="10pt" officeooo:rsid="002c3ae2" style:font-name-asian="NSimSun1" style:font-size-asian="10pt" style:font-name-complex="Liberation Mono" style:font-size-complex="10pt"/>
    </style:style>
    <style:style style:name="T68" style:family="text">
      <style:text-properties style:font-name="Liberation Mono" fo:font-size="10pt" officeooo:rsid="0030d36e" style:font-name-asian="NSimSun1" style:font-size-asian="10pt" style:font-name-complex="Liberation Mono" style:font-size-complex="10pt"/>
    </style:style>
    <style:style style:name="T69" style:family="text">
      <style:text-properties style:font-name="Liberation Mono" fo:font-size="10pt" officeooo:rsid="003106a2" style:font-name-asian="NSimSun1" style:font-size-asian="10pt" style:font-name-complex="Liberation Mono" style:font-size-complex="10pt"/>
    </style:style>
    <style:style style:name="T70" style:family="text">
      <style:text-properties style:font-name="Liberation Mono" fo:font-size="10pt" officeooo:rsid="0032efb6" style:font-name-asian="NSimSun1" style:font-size-asian="10pt" style:font-name-complex="Liberation Mono" style:font-size-complex="10pt"/>
    </style:style>
    <style:style style:name="T71" style:family="text">
      <style:text-properties style:font-name="Liberation Mono" fo:font-size="10pt" officeooo:rsid="00340484" style:font-name-asian="NSimSun1" style:font-size-asian="10pt" style:font-name-complex="Liberation Mono" style:font-size-complex="10pt"/>
    </style:style>
    <style:style style:name="T72" style:family="text">
      <style:text-properties officeooo:rsid="0025eca0"/>
    </style:style>
    <style:style style:name="T73" style:family="text">
      <style:text-properties officeooo:rsid="00281124"/>
    </style:style>
    <style:style style:name="T74" style:family="text">
      <style:text-properties officeooo:rsid="002ab93e"/>
    </style:style>
    <style:style style:name="T75" style:family="text">
      <style:text-properties officeooo:rsid="002b6fd5"/>
    </style:style>
    <style:style style:name="T76" style:family="text">
      <style:text-properties officeooo:rsid="002bf801"/>
    </style:style>
    <style:style style:name="T77" style:family="text">
      <style:text-properties officeooo:rsid="002c3ae2"/>
    </style:style>
    <style:style style:name="T78" style:family="text">
      <style:text-properties officeooo:rsid="0030d36e"/>
    </style:style>
    <style:style style:name="T79" style:family="text">
      <style:text-properties officeooo:rsid="0034e0e4"/>
    </style:style>
    <style:style style:name="T80" style:family="text">
      <style:text-properties fo:color="#9c5d27" style:font-name="Consolas" fo:font-size="6.59999990463257pt" fo:font-weight="normal"/>
    </style:style>
    <style:style style:name="T81" style:family="text">
      <style:text-properties fo:color="#9c5d27" style:font-name="Consolas" fo:font-size="6.59999990463257pt" fo:font-weight="normal" fo:background-color="#f5f5f5" loext:char-shading-value="0"/>
    </style:style>
    <style:style style:name="T82" style:family="text">
      <style:text-properties fo:color="#9c5d27" style:font-name="Consolas" fo:font-weight="normal"/>
    </style:style>
    <style:style style:name="T83" style:family="text">
      <style:text-properties fo:color="#9c5d27" fo:font-size="6.59999990463257pt" fo:font-weight="normal" fo:background-color="#f5f5f5" loext:char-shading-value="0"/>
    </style:style>
    <style:style style:name="T84" style:family="text">
      <style:text-properties fo:color="#9c5d27" style:font-name="Liberation Serif" fo:font-size="6.59999990463257pt" fo:font-weight="normal" fo:background-color="#f5f5f5" loext:char-shading-value="0"/>
    </style:style>
    <style:style style:name="T85" style:family="text">
      <style:text-properties fo:color="#9c5d27" style:font-name="Liberation Serif" fo:font-weight="normal" fo:background-color="#f5f5f5" loext:char-shading-value="0"/>
    </style:style>
    <style:style style:name="T86" style:family="text">
      <style:text-properties fo:color="#9c5d27" style:font-name="Liberation Serif" fo:font-size="12pt" fo:font-weight="normal" fo:background-color="#f5f5f5" loext:char-shading-value="0" style:font-size-asian="12pt" style:font-size-complex="12pt"/>
    </style:style>
    <style:style style:name="T87" style:family="text">
      <style:text-properties officeooo:rsid="0036710c"/>
    </style:style>
    <style:style style:name="T88" style:family="text">
      <style:text-properties fo:color="#333333" style:font-name="Consolas" fo:font-size="6.59999990463257pt" fo:font-weight="normal" fo:background-color="#f5f5f5" loext:char-shading-value="0"/>
    </style:style>
    <style:style style:name="T89" style:family="text">
      <style:text-properties fo:color="#333333" style:font-name="Consolas" fo:font-weight="normal" fo:background-color="#f5f5f5" loext:char-shading-value="0"/>
    </style:style>
    <style:style style:name="T90" style:family="text">
      <style:text-properties fo:color="#333333" style:font-name="Consolas" fo:font-size="13pt" fo:font-weight="normal" fo:background-color="#f5f5f5" loext:char-shading-value="0" style:font-size-asian="13pt" style:font-size-complex="13pt"/>
    </style:style>
    <style:style style:name="T91" style:family="text">
      <style:text-properties fo:color="#333333" fo:background-color="#f5f5f5" loext:char-shading-value="0"/>
    </style:style>
    <style:style style:name="T92" style:family="text">
      <style:text-properties fo:color="#333333" fo:font-size="13pt" fo:background-color="#f5f5f5" loext:char-shading-value="0" style:font-size-asian="13pt" style:font-size-complex="13pt"/>
    </style:style>
    <style:style style:name="T93" style:family="text">
      <style:text-properties fo:color="#333333" fo:font-size="6.59999990463257pt" fo:font-weight="normal" fo:background-color="#f5f5f5" loext:char-shading-value="0"/>
    </style:style>
    <style:style style:name="T94" style:family="text">
      <style:text-properties fo:color="#333333" style:font-name="Liberation Serif" fo:background-color="#f5f5f5" loext:char-shading-value="0"/>
    </style:style>
    <style:style style:name="T95" style:family="text">
      <style:text-properties fo:color="#333333" style:font-name="Liberation Serif" fo:font-size="6.59999990463257pt" fo:font-weight="normal" fo:background-color="#f5f5f5" loext:char-shading-value="0"/>
    </style:style>
    <style:style style:name="T96" style:family="text">
      <style:text-properties fo:color="#333333" style:font-name="Liberation Serif" fo:font-weight="normal" fo:background-color="#f5f5f5" loext:char-shading-value="0"/>
    </style:style>
    <style:style style:name="T97" style:family="text">
      <style:text-properties fo:color="#333333" style:font-name="Liberation Serif" fo:font-size="12pt" fo:background-color="#f5f5f5" loext:char-shading-value="0" style:font-size-asian="12pt" style:font-size-complex="12pt"/>
    </style:style>
    <style:style style:name="T98" style:family="text">
      <style:text-properties fo:color="#333333" style:font-name="Liberation Serif" fo:font-size="12pt" fo:font-weight="normal" fo:background-color="#f5f5f5" loext:char-shading-value="0" style:font-size-asian="12pt" style:font-size-complex="12pt"/>
    </style:style>
    <style:style style:name="T99" style:family="text">
      <style:text-properties fo:color="#aaaaaa" style:font-name="Consolas" fo:font-size="6.59999990463257pt" fo:font-style="italic" fo:font-weight="normal"/>
    </style:style>
    <style:style style:name="T100" style:family="text">
      <style:text-properties fo:color="#aaaaaa" style:font-name="Consolas" fo:font-style="italic" fo:font-weight="normal"/>
    </style:style>
    <style:style style:name="T101" style:family="text">
      <style:text-properties fo:font-size="12pt" style:font-size-asian="10.5pt" style:font-size-complex="12pt"/>
    </style:style>
    <style:style style:name="T102" style:family="text">
      <style:text-properties style:font-name="Liberation Serif"/>
    </style:style>
    <style:style style:name="T103" style:family="text">
      <style:text-properties style:font-name="Liberation Serif" fo:font-size="12pt" style:font-size-asian="10.5pt" style:font-size-complex="12pt"/>
    </style:style>
    <style:style style:name="T104" style:family="text">
      <style:text-properties style:font-name="Liberation Serif" fo:font-size="12pt" style:font-size-asian="12pt" style:font-size-complex="12pt"/>
    </style:style>
    <style:style style:name="T105" style:family="text">
      <style:text-properties style:font-name="Liberation Serif" fo:font-size="12pt" officeooo:rsid="0036710c" style:font-size-asian="12pt" style:font-size-complex="12pt"/>
    </style:style>
    <style:style style:name="T106" style:family="text">
      <style:text-properties style:font-name="Liberation Serif" officeooo:rsid="0034e0e4"/>
    </style:style>
    <style:style style:name="T107" style:family="text">
      <style:text-properties style:font-name="Liberation Serif" officeooo:rsid="0036710c"/>
    </style:style>
    <style:style style:name="T108" style:family="text">
      <style:text-properties fo:font-size="10pt" style:font-name-asian="NSimSun1" style:font-size-asian="10pt" style:font-name-complex="Liberation Mono" style:font-size-complex="10pt"/>
    </style:style>
    <style:style style:name="T109" style:family="text">
      <style:text-properties fo:font-size="10pt" officeooo:rsid="001f52fa" style:font-name-asian="NSimSun1" style:font-size-asian="10pt" style:font-name-complex="Liberation Mono" style:font-size-complex="10pt"/>
    </style:style>
    <style:style style:name="T110" style:family="text">
      <style:text-properties fo:font-size="10pt" officeooo:rsid="00281124" style:font-name-asian="NSimSun1" style:font-size-asian="10pt" style:font-name-complex="Liberation Mono" style:font-size-complex="10pt"/>
    </style:style>
    <style:style style:name="T111" style:family="text">
      <style:text-properties fo:font-size="10pt" officeooo:rsid="002b6fd5" style:font-name-asian="NSimSun1" style:font-size-asian="10pt" style:font-name-complex="Liberation Mono" style:font-size-complex="10pt"/>
    </style:style>
    <style:style style:name="T112" style:family="text">
      <style:text-properties fo:font-size="10pt" officeooo:rsid="002c3ae2" style:font-name-asian="NSimSun1" style:font-size-asian="10pt" style:font-name-complex="Liberation Mono" style:font-size-complex="10pt"/>
    </style:style>
    <style:style style:name="T113" style:family="text">
      <style:text-properties fo:font-size="10pt" officeooo:rsid="0030d36e" style:font-name-asian="NSimSun1" style:font-size-asian="10pt" style:font-name-complex="Liberation Mono" style:font-size-complex="10pt"/>
    </style:style>
    <style:style style:name="T114" style:family="text">
      <style:text-properties fo:font-size="10pt" officeooo:rsid="003106a2" style:font-name-asian="NSimSun1" style:font-size-asian="10pt" style:font-name-complex="Liberation Mono" style:font-size-complex="10pt"/>
    </style:style>
    <style:style style:name="T115" style:family="text">
      <style:text-properties fo:font-size="10pt" officeooo:rsid="0032efb6" style:font-name-asian="NSimSun1" style:font-size-asian="10pt" style:font-name-complex="Liberation Mono" style:font-size-complex="10pt"/>
    </style:style>
    <style:style style:name="T116" style:family="text">
      <style:text-properties fo:font-size="10pt" officeooo:rsid="00340484" style:font-name-asian="NSimSun1" style:font-size-asian="10pt" style:font-name-complex="Liberation Mono" style:font-size-complex="10pt"/>
    </style:style>
    <style:style style:name="T117" style:family="text">
      <style:text-properties style:font-name-asian="NSimSun1" style:font-name-complex="Liberation Mono"/>
    </style:style>
    <style:style style:name="T118" style:family="text">
      <style:text-properties officeooo:rsid="001f52fa" style:font-name-asian="NSimSun1" style:font-name-complex="Liberation Mono"/>
    </style:style>
    <style:style style:name="T119" style:family="text">
      <style:text-properties officeooo:rsid="00281124" style:font-name-asian="NSimSun1" style:font-name-complex="Liberation Mono"/>
    </style:style>
    <style:style style:name="T120" style:family="text">
      <style:text-properties officeooo:rsid="002b6fd5" style:font-name-asian="NSimSun1" style:font-name-complex="Liberation Mono"/>
    </style:style>
    <style:style style:name="T121" style:family="text">
      <style:text-properties officeooo:rsid="002c3ae2" style:font-name-asian="NSimSun1" style:font-name-complex="Liberation Mono"/>
    </style:style>
    <style:style style:name="T122" style:family="text">
      <style:text-properties officeooo:rsid="0030d36e" style:font-name-asian="NSimSun1" style:font-name-complex="Liberation Mono"/>
    </style:style>
    <style:style style:name="T123" style:family="text">
      <style:text-properties officeooo:rsid="003106a2" style:font-name-asian="NSimSun1" style:font-name-complex="Liberation Mono"/>
    </style:style>
    <style:style style:name="T124" style:family="text">
      <style:text-properties officeooo:rsid="0032efb6" style:font-name-asian="NSimSun1" style:font-name-complex="Liberation Mono"/>
    </style:style>
    <style:style style:name="T125" style:family="text">
      <style:text-properties officeooo:rsid="00340484" style:font-name-asian="NSimSun1" style:font-name-complex="Liberation Mono"/>
    </style:style>
    <style:style style:name="T126" style:family="text">
      <style:text-properties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ymfony</text:p>
      <text:h text:style-name="P20"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21" text:outline-level="1">Les trucs sympas à installer en plus :</text:h>
      <text:p text:style-name="P6">composer require annotations </text:p>
      <text:p text:style-name="P5">Pour pouvoir mettre les routes directement dans le contrôleur :</text:p>
      <text:p text:style-name="P48"><text:span text:style-name="T3">class</text:span> <text:span text:style-name="T4">LuckyController</text:span> <text:span text:style-name="T19">extends</text:span> <text:span text:style-name="T4">AbstractController</text:span></text:p>
      <text:p text:style-name="P52">{</text:p>
      <text:p text:style-name="P50">     <text:span text:style-name="T36">/**</text:span></text:p>
      <text:p text:style-name="P53">     <text:span text:style-name="T32">* @Route("/lucky/number")</text:span></text:p>
      <text:p text:style-name="P53">     <text:span text:style-name="T32">*/</text:span></text:p>
      <text:p text:style-name="P50">    <text:span text:style-name="T22">public</text:span><text:span text:style-name="T31"> </text:span><text:span text:style-name="T9">function</text:span><text:span text:style-name="T31"> </text:span><text:span text:style-name="T44">number</text:span><text:span text:style-name="T55">():</text:span><text:span text:style-name="T31"> </text:span><text:span text:style-name="T11">Response</text:span></text:p>
      <text:p text:style-name="P50">    <text:span text:style-name="T55">{</text:span></text:p>
      <text:p text:style-name="P56"/>
      <text:p text:style-name="P5"/>
      <text:p text:style-name="P25">composer require symfony/maker-bundle --dev</text:p>
      <text:p text:style-name="P27"><text:soft-page-break/><text:span text:style-name="T2">Pour créer des commandes, des contrôleurs, des entités (doctrine entity), m</text:span><text:span text:style-name="T118">ê</text:span><text:span text:style-name="T2">me des crud…</text:span></text:p>
      <text:p text:style-name="P27"/>
      <text:p text:style-name="P28">exemple<text:span text:style-name="T72">s</text:span> :</text:p>
      <text:p text:style-name="P13"/>
      <text:p text:style-name="P28">php bin/console make:controller BrandNewController</text:p>
      <text:p text:style-name="P26"/>
      <text:p text:style-name="P26">created: src/Controller/BrandNewController.php</text:p>
      <text:p text:style-name="P46">created: templates/brandnew/index.html.twig</text:p>
      <text:p text:style-name="P29">Pour les modèles (entities) et la base de donnée :</text:p>
      <text:p text:style-name="P29"/>
      <text:p text:style-name="P42">composer require symfony/orm-pack</text:p>
      <text:p text:style-name="P29"/>
      <text:p text:style-name="P30"><text:span text:style-name="T73">On configure la base de données dans le .env en développement. Par défaut, l’URL de la base de données </text:span><text:span text:style-name="T119">aura</text:span><text:span text:style-name="T73"> le nom du projet avec mysql si on n</text:span><text:span text:style-name="T119">e le change</text:span><text:span text:style-name="T73"> pas, mettre en commentaire (#) la ligne postgresql et décommenter la ligne mysql.</text:span></text:p>
      <text:p text:style-name="P31">On devrait ensuite taper : php bin/console doctrine:database:create mais en fait Laragon l’a déjà fait, et c’est même pour ça qu’il y avait déjà le bon nom (à défaut d’avoir déjà le bon serveur de base de données, <text:span text:style-name="T74">enlever le #, ça Laragon sait pas faire</text:span>).</text:p>
      <text:p text:style-name="P31"/>
      <text:h text:style-name="P22" text:outline-level="1">Créer sa première « entité »</text:h>
      <text:p text:style-name="P17"/>
      <text:p text:style-name="P32"><text:span text:style-name="T75">Maintenant on peut créer une entité, c’est à dire un modèle (</text:span><text:span text:style-name="T120">une</text:span><text:span text:style-name="T75"> classe) qui va correspondre à une table de la base de données avec tous ses champs (propriétés de la classe) qui vont correspondre aux colonnes de la table:</text:span></text:p>
      <text:p text:style-name="P32"/>
      <text:p text:style-name="P32">php bin/console make:entity</text:p>
      <text:p text:style-name="P32"/>
      <text:p text:style-name="P33">Génère un formulaire dans la console qui demande le nom de l’entité et de créer autant de champs qu’on veut.</text:p>
      <text:p text:style-name="P33"/>
      <text:p text:style-name="P34">Après on a le modèle avec toutes les propriétés (private, comme il se doit) et tous les getters et setters pour ces propriétés (cool!). </text:p>
      <text:p text:style-name="P35"><text:span text:style-name="T77">Et on n’a plus qu’à taper la commande suivante pour avoir </text:span><text:span text:style-name="T121">un fichier « migration » qui sera capable de générer la table.</text:span></text:p>
      <text:p text:style-name="P34"/>
      <text:p text:style-name="P34">php bin/console make:migration</text:p>
      <text:p text:style-name="P34"/>
      <text:p text:style-name="P36">On effectue la migration :</text:p>
      <text:p text:style-name="P34"/>
      <text:p text:style-name="P34">php bin/console doctrine:migrations:migrate</text:p>
      <text:p text:style-name="P34"/>
      <text:p text:style-name="P36">On peut aller vérifier dans le gestionnaire de base de données, la table y est bien.</text:p>
      <text:p text:style-name="P34"/>
      <text:p text:style-name="P37">Important : on peut rajouter des propriétés dans la classe manuellement, mais on peut aussi refaire make:entity pour mettre à jour la table.</text:p>
      <text:p text:style-name="P37">php bin/console make:entity --regenerate</text:p>
      <text:p text:style-name="P38">Génère les getters et les setters pour les nouvelles propriétés entrées manuellement.</text:p>
      <text:p text:style-name="P38">On refait ensuite la migration : <text:span text:style-name="T76">php bin/console doctrine:migrations:migrate </text:span>pour mettre à jour la table dans la base.</text:p>
      <text:p text:style-name="P32"/>
      <text:h text:style-name="Heading_20_1" text:outline-level="1"><text:soft-page-break/>Un contrôleur pour gérer mon entité</text:h>
      <text:p text:style-name="P8"/>
      <text:p text:style-name="P39"><text:span text:style-name="T78">php bin/console </text:span><text:span text:style-name="T122">make:controller n</text:span><text:span text:style-name="T123">om_de_l’entitéC</text:span><text:span text:style-name="T122">ontroller</text:span></text:p>
      <text:p text:style-name="P43"/>
      <text:p text:style-name="P44">Et faire l’implémenation.</text:p>
      <text:p text:style-name="P44">Mais comme je suis paresseuse, comme tout déveleppeur qui se respecte, je peux aussi demander à symfony de me faire directement le crud :</text:p>
      <text:p text:style-name="P44"/>
      <text:p text:style-name="P40"><text:span text:style-name="T123">php bin/console make:crud n</text:span><text:span text:style-name="T124">om_de_l’entité</text:span></text:p>
      <text:p text:style-name="P45"/>
      <text:p text:style-name="P41"><text:span text:style-name="T124">Q</text:span><text:span text:style-name="T117">ui va me générer : le contrôleur, les formulaires, les vues… </text:span><text:span text:style-name="T125">Evidemment, ça ne veut pas dire que tout le boulot est fait, il va y avoir du boulot côté css pour que ce soit joli à voir, et si mon entité est particulière, il me faudra rajouter du code, par exemple pour télécharger des images.</text:span></text:p>
      <text:p text:style-name="P24"/>
      <text:h text:style-name="P23" text:outline-level="1">Formulaire qui télécharge une image</text:h>
      <text:p text:style-name="P9"><text:span text:style-name="T102">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102">https://nouvelle-techno.fr/actualites/live-coding-upload-dimages-multiples-avec-symfony-4-et-5</text:span></text:a></text:p>
      <text:p text:style-name="P57">dans services.yaml, parameters, j’ai mis : </text:p>
      <text:p text:style-name="P10"><text:span text:style-name="Source_20_Text"><text:span text:style-name="T102">images_directory: '%kernel.project_dir%/public/uploads'</text:span></text:span></text:p>
      <text:p text:style-name="Text_20_body"><text:span text:style-name="Source_20_Text"><text:span text:style-name="T102">Et ajouté </text:span></text:span><text:span text:style-name="Source_20_Text"><text:span text:style-name="T106">l’input ‘image’ dans le $builder du fichier ImageType, le fichier qui génère automatiquement le formulaire.</text:span></text:span></text:p>
      <text:p text:style-name="P19"><text:span text:style-name="Source_20_Text"><text:span text:style-name="T57">&lt;?php</text:span></text:span></text:p>
      <text:p text:style-name="P54"/>
      <text:p text:style-name="P49"><text:span text:style-name="T19">namespace</text:span> <text:span text:style-name="T4">App</text:span><text:span text:style-name="T58">\</text:span><text:span text:style-name="T4">Form</text:span><text:span text:style-name="T51">;</text:span></text:p>
      <text:p text:style-name="P54"/>
      <text:p text:style-name="P49"><text:span text:style-name="T19">use</text:span> App<text:span text:style-name="T51">\</text:span>Entity<text:span text:style-name="T51">\</text:span><text:span text:style-name="T4">Image</text:span><text:span text:style-name="T51">;</text:span></text:p>
      <text:p text:style-name="P49"><text:span text:style-name="T19">use</text:span> Symfony<text:span text:style-name="T51">\</text:span>Component<text:span text:style-name="T51">\</text:span>Form<text:span text:style-name="T51">\</text:span><text:span text:style-name="T4">AbstractType</text:span><text:span text:style-name="T51">;</text:span></text:p>
      <text:p text:style-name="P49"><text:span text:style-name="T19">use</text:span> Symfony<text:span text:style-name="T51">\</text:span>Component<text:span text:style-name="T51">\</text:span>Form<text:span text:style-name="T51">\</text:span><text:span text:style-name="T4">FormBuilderInterface</text:span><text:span text:style-name="T51">;</text:span></text:p>
      <text:p text:style-name="P49"><text:span text:style-name="T19">use</text:span> Symfony<text:span text:style-name="T51">\</text:span>Component<text:span text:style-name="T51">\</text:span>Form<text:span text:style-name="T51">\</text:span>Extension<text:span text:style-name="T51">\</text:span>Core<text:span text:style-name="T51">\</text:span>Type<text:span text:style-name="T51">\</text:span><text:span text:style-name="T4">FileType</text:span><text:span text:style-name="T51">;</text:span></text:p>
      <text:p text:style-name="P49"><text:span text:style-name="T19">use</text:span> Symfony<text:span text:style-name="T51">\</text:span>Component<text:span text:style-name="T51">\</text:span>OptionsResolver<text:span text:style-name="T51">\</text:span><text:span text:style-name="T4">OptionsResolver</text:span><text:span text:style-name="T51">;</text:span></text:p>
      <text:p text:style-name="P54"/>
      <text:p text:style-name="P49"><text:span text:style-name="T3">class</text:span> <text:span text:style-name="T4">ImageType</text:span> <text:span text:style-name="T19">extends</text:span> <text:span text:style-name="T4">AbstractType</text:span></text:p>
      <text:p text:style-name="P52">{</text:p>
      <text:p text:style-name="P50">    <text:span text:style-name="T22">public</text:span><text:span text:style-name="T31"> </text:span><text:span text:style-name="T9">function</text:span><text:span text:style-name="T31"> </text:span><text:span text:style-name="T44">buildForm</text:span><text:span text:style-name="T55">(</text:span><text:span text:style-name="T11">FormBuilderInterface</text:span><text:span text:style-name="T31"> </text:span><text:span text:style-name="T55">$</text:span><text:span text:style-name="T9">builder</text:span><text:span text:style-name="T55">,</text:span><text:span text:style-name="T31"> </text:span><text:span text:style-name="T9">array</text:span><text:span text:style-name="T31"> </text:span><text:span text:style-name="T55">$</text:span><text:span text:style-name="T9">options</text:span><text:span text:style-name="T55">)</text:span></text:p>
      <text:p text:style-name="P50">    <text:span text:style-name="T55">{</text:span></text:p>
      <text:p text:style-name="P50">        <text:span text:style-name="T55">$</text:span><text:span text:style-name="T9">builder</text:span></text:p>
      <text:p text:style-name="P50">            <text:span text:style-name="T55">-&gt;</text:span><text:span text:style-name="T44">add</text:span><text:span text:style-name="T55">('</text:span><text:span text:style-name="T37">nom</text:span><text:span text:style-name="T55">')</text:span></text:p>
      <text:p text:style-name="P50">            <text:span text:style-name="T55">-&gt;</text:span><text:span text:style-name="T44">add</text:span><text:span text:style-name="T55">('</text:span><text:span text:style-name="T37">alt</text:span><text:span text:style-name="T55">')</text:span></text:p>
      <text:p text:style-name="P50">            <text:span text:style-name="T55">-&gt;</text:span><text:span text:style-name="T44">add</text:span><text:span text:style-name="T55">('</text:span><text:span text:style-name="T37">legend</text:span><text:span text:style-name="T55">')</text:span></text:p>
      <text:p text:style-name="P50">            <text:span text:style-name="T55">-&gt;</text:span><text:span text:style-name="T44">add</text:span><text:span text:style-name="T55">('</text:span><text:span text:style-name="T37">dossier</text:span><text:span text:style-name="T55">')</text:span></text:p>
      <text:p text:style-name="P50">            <text:span text:style-name="T55">-&gt;</text:span><text:span text:style-name="T44">add</text:span><text:span text:style-name="T55">('</text:span><text:span text:style-name="T37">image</text:span><text:span text:style-name="T55">',</text:span><text:span text:style-name="T31"> </text:span><text:span text:style-name="T11">FileType</text:span><text:span text:style-name="T55">::</text:span><text:span text:style-name="T22">class</text:span><text:span text:style-name="T55">,[</text:span></text:p>
      <text:p text:style-name="P50">                <text:span text:style-name="T55">'</text:span><text:span text:style-name="T37">label</text:span><text:span text:style-name="T55">'</text:span><text:span text:style-name="T31"> </text:span><text:span text:style-name="T55">=&gt;</text:span><text:span text:style-name="T31"> </text:span><text:span text:style-name="T82">false</text:span><text:span text:style-name="T55">,</text:span></text:p>
      <text:p text:style-name="P50"><text:soft-page-break/>                <text:span text:style-name="T55">'</text:span><text:span text:style-name="T37">multiple</text:span><text:span text:style-name="T55">'</text:span><text:span text:style-name="T31"> </text:span><text:span text:style-name="T55">=&gt;</text:span><text:span text:style-name="T31"> </text:span><text:span text:style-name="T82">false</text:span><text:span text:style-name="T55">,</text:span></text:p>
      <text:p text:style-name="P50">                <text:span text:style-name="T55">'</text:span><text:span text:style-name="T37">mapped</text:span><text:span text:style-name="T55">'</text:span><text:span text:style-name="T31"> </text:span><text:span text:style-name="T55">=&gt;</text:span><text:span text:style-name="T31"> </text:span><text:span text:style-name="T82">false</text:span><text:span text:style-name="T55">,</text:span></text:p>
      <text:p text:style-name="P50">                <text:span text:style-name="T55">'</text:span><text:span text:style-name="T37">required</text:span><text:span text:style-name="T55">'</text:span><text:span text:style-name="T31"> </text:span><text:span text:style-name="T55">=&gt;</text:span><text:span text:style-name="T31"> </text:span><text:span text:style-name="T82">true</text:span><text:span text:style-name="T55">])</text:span></text:p>
      <text:p text:style-name="P50">        <text:span text:style-name="T55">;</text:span></text:p>
      <text:p text:style-name="P50">    <text:span text:style-name="T55">}</text:span></text:p>
      <text:p text:style-name="P54"/>
      <text:p text:style-name="P50">    <text:span text:style-name="T22">public</text:span><text:span text:style-name="T31"> </text:span><text:span text:style-name="T9">function</text:span><text:span text:style-name="T31"> </text:span><text:span text:style-name="T44">configureOptions</text:span><text:span text:style-name="T55">(</text:span><text:span text:style-name="T11">OptionsResolver</text:span><text:span text:style-name="T31"> </text:span><text:span text:style-name="T55">$</text:span><text:span text:style-name="T9">resolver</text:span><text:span text:style-name="T55">)</text:span></text:p>
      <text:p text:style-name="P50">    <text:span text:style-name="T55">{</text:span></text:p>
      <text:p text:style-name="P50">        <text:span text:style-name="T55">$</text:span><text:span text:style-name="T9">resolver</text:span><text:span text:style-name="T55">-&gt;</text:span><text:span text:style-name="T44">setDefaults</text:span><text:span text:style-name="T55">([</text:span></text:p>
      <text:p text:style-name="P50">            <text:span text:style-name="T55">'</text:span><text:span text:style-name="T37">data_class</text:span><text:span text:style-name="T55">'</text:span><text:span text:style-name="T31"> </text:span><text:span text:style-name="T55">=&gt;</text:span><text:span text:style-name="T31"> </text:span><text:span text:style-name="T11">Image</text:span><text:span text:style-name="T55">::</text:span><text:span text:style-name="T22">class</text:span><text:span text:style-name="T55">,</text:span></text:p>
      <text:p text:style-name="P50">        <text:span text:style-name="T55">]);</text:span></text:p>
      <text:p text:style-name="P50">    <text:span text:style-name="T55">}</text:span></text:p>
      <text:p text:style-name="P52">}</text:p>
      <text:p text:style-name="P18"/>
      <text:p text:style-name="P55"><text:span text:style-name="Source_20_Text"><text:span text:style-name="T107">Et bien sûr, il faut gérer l’image dans le contrôleur également :</text:span></text:span></text:p>
      <text:p text:style-name="P51"><text:span text:style-name="Source_20_Text"><text:span text:style-name="T92"> </text:span></text:span><text:span text:style-name="Source_20_Text"><text:span text:style-name="T24">public</text:span></text:span><text:span text:style-name="Source_20_Text"><text:span text:style-name="T90"> </text:span></text:span><text:span text:style-name="Source_20_Text"><text:span text:style-name="T13">function</text:span></text:span><text:span text:style-name="Source_20_Text"><text:span text:style-name="T90"> </text:span></text:span><text:span text:style-name="Source_20_Text"><text:span text:style-name="T46">new</text:span></text:span><text:span text:style-name="Source_20_Text"><text:span text:style-name="T57">(</text:span></text:span><text:span text:style-name="Source_20_Text"><text:span text:style-name="T14">Request</text:span></text:span><text:span text:style-name="Source_20_Text"><text:span text:style-name="T90"> </text:span></text:span><text:span text:style-name="Source_20_Text"><text:span text:style-name="T57">$</text:span></text:span><text:span text:style-name="Source_20_Text"><text:span text:style-name="T13">request</text:span></text:span><text:span text:style-name="Source_20_Text"><text:span text:style-name="T57">):</text:span></text:span><text:span text:style-name="Source_20_Text"><text:span text:style-name="T90"> </text:span></text:span><text:span text:style-name="Source_20_Text"><text:span text:style-name="T14">Response</text:span></text:span></text:p>
      <text:p text:style-name="P50">    <text:span text:style-name="T55">{</text:span></text:p>
      <text:p text:style-name="P50">        <text:span text:style-name="T55">$</text:span><text:span text:style-name="T9">image</text:span><text:span text:style-name="T31"> </text:span><text:span text:style-name="T55">=</text:span><text:span text:style-name="T31"> </text:span><text:span text:style-name="T22">new</text:span><text:span text:style-name="T31"> </text:span><text:span text:style-name="T11">Image</text:span><text:span text:style-name="T55">();</text:span></text:p>
      <text:p text:style-name="P50">        <text:span text:style-name="T55">$</text:span><text:span text:style-name="T9">form</text:span><text:span text:style-name="T31"> </text:span><text:span text:style-name="T55">=</text:span><text:span text:style-name="T31"> </text:span><text:span text:style-name="T55">$</text:span><text:span text:style-name="T82">this</text:span><text:span text:style-name="T55">-&gt;</text:span><text:span text:style-name="T44">createForm</text:span><text:span text:style-name="T55">(</text:span><text:span text:style-name="T11">ImageType</text:span><text:span text:style-name="T55">::</text:span><text:span text:style-name="T22">class</text:span><text:span text:style-name="T55">,</text:span><text:span text:style-name="T31"> </text:span><text:span text:style-name="T55">$</text:span><text:span text:style-name="T9">image</text:span><text:span text:style-name="T55">);</text:span></text:p>
      <text:p text:style-name="P50">        <text:span text:style-name="T55">$</text:span><text:span text:style-name="T9">form</text:span><text:span text:style-name="T55">-&gt;</text:span><text:span text:style-name="T44">handleRequest</text:span><text:span text:style-name="T55">($</text:span><text:span text:style-name="T9">request</text:span><text:span text:style-name="T55">);</text:span></text:p>
      <text:p text:style-name="P54"/>
      <text:p text:style-name="P50">        </text:p>
      <text:p text:style-name="P50">        <text:span text:style-name="T22">if</text:span><text:span text:style-name="T31"> </text:span><text:span text:style-name="T55">($</text:span><text:span text:style-name="T9">form</text:span><text:span text:style-name="T55">-&gt;</text:span><text:span text:style-name="T44">isSubmitted</text:span><text:span text:style-name="T55">()</text:span><text:span text:style-name="T31"> </text:span><text:span text:style-name="T55">&amp;&amp;</text:span><text:span text:style-name="T31"> </text:span><text:span text:style-name="T55">$</text:span><text:span text:style-name="T9">form</text:span><text:span text:style-name="T55">-&gt;</text:span><text:span text:style-name="T44">isValid</text:span><text:span text:style-name="T55">())</text:span><text:span text:style-name="T31"> </text:span><text:span text:style-name="T55">{</text:span></text:p>
      <text:p text:style-name="P50">            <text:span text:style-name="T55">$</text:span><text:span text:style-name="T9">photo</text:span><text:span text:style-name="T31"> </text:span><text:span text:style-name="T55">=</text:span><text:span text:style-name="T31"> </text:span><text:span text:style-name="T55">$</text:span><text:span text:style-name="T9">form</text:span><text:span text:style-name="T55">-&gt;</text:span><text:span text:style-name="T44">get</text:span><text:span text:style-name="T55">('</text:span><text:span text:style-name="T37">image</text:span><text:span text:style-name="T55">')-&gt;</text:span><text:span text:style-name="T44">getData</text:span><text:span text:style-name="T55">();</text:span></text:p>
      <text:p text:style-name="P50">            <text:span text:style-name="T55">$</text:span><text:span text:style-name="T9">nom</text:span><text:span text:style-name="T31"> </text:span><text:span text:style-name="T55">=</text:span><text:span text:style-name="T31"> </text:span><text:span text:style-name="T55">$</text:span><text:span text:style-name="T9">form</text:span><text:span text:style-name="T55">-&gt;</text:span><text:span text:style-name="T44">get</text:span><text:span text:style-name="T55">('</text:span><text:span text:style-name="T37">nom</text:span><text:span text:style-name="T55">')-&gt;</text:span><text:span text:style-name="T44">getData</text:span><text:span text:style-name="T55">();</text:span></text:p>
      <text:p text:style-name="P50">            <text:span text:style-name="T22">if</text:span><text:span text:style-name="T31"> </text:span><text:span text:style-name="T55">($</text:span><text:span text:style-name="T9">nom</text:span><text:span text:style-name="T31"> </text:span><text:span text:style-name="T55">!=</text:span><text:span text:style-name="T31"> </text:span><text:span text:style-name="T82">null</text:span><text:span text:style-name="T55">)</text:span></text:p>
      <text:p text:style-name="P50">           <text:span text:style-name="T55">{</text:span><text:span text:style-name="T31"> </text:span><text:span text:style-name="T55">$</text:span><text:span text:style-name="T9">fichier</text:span><text:span text:style-name="T31"> </text:span><text:span text:style-name="T55">=</text:span><text:span text:style-name="T31"> </text:span><text:span text:style-name="T55">$</text:span><text:span text:style-name="T9">nom</text:span><text:span text:style-name="T55">.'</text:span><text:span text:style-name="T37">.</text:span><text:span text:style-name="T55">'.$</text:span><text:span text:style-name="T9">photo</text:span><text:span text:style-name="T55">-&gt;</text:span><text:span text:style-name="T44">guessExtension</text:span><text:span text:style-name="T55">();}</text:span></text:p>
      <text:p text:style-name="P50">           <text:span text:style-name="T22">else</text:span></text:p>
      <text:p text:style-name="P50">           <text:span text:style-name="T55">{$</text:span><text:span text:style-name="T9">fichier</text:span><text:span text:style-name="T31"> </text:span><text:span text:style-name="T55">=</text:span><text:span text:style-name="T31"> </text:span><text:span text:style-name="T55">$</text:span><text:span text:style-name="T9">form</text:span><text:span text:style-name="T55">-&gt;</text:span><text:span text:style-name="T44">get</text:span><text:span text:style-name="T55">('</text:span><text:span text:style-name="T37">image</text:span><text:span text:style-name="T55">')-&gt;</text:span><text:span text:style-name="T44">getData</text:span><text:span text:style-name="T55">()-&gt;</text:span><text:span text:style-name="T44">getClientOriginalName</text:span><text:span text:style-name="T55">();</text:span><text:span text:style-name="T31"> </text:span></text:p>
      <text:p text:style-name="P50">            <text:span text:style-name="T55">$</text:span><text:span text:style-name="T9">image</text:span><text:span text:style-name="T55">-&gt;</text:span><text:span text:style-name="T44">setNom</text:span><text:span text:style-name="T55">($</text:span><text:span text:style-name="T9">fichier</text:span><text:span text:style-name="T55">);</text:span></text:p>
      <text:p text:style-name="P50">            <text:span text:style-name="T55">}</text:span></text:p>
      <text:p text:style-name="P50">        </text:p>
      <text:p text:style-name="P50"><text:span text:style-name="T51">            </text:span><text:span text:style-name="T100">// On copie le fichier dans le dossier uploads</text:span></text:p>
      <text:p text:style-name="P50">            <text:span text:style-name="T55">$</text:span><text:span text:style-name="T9">photo</text:span><text:span text:style-name="T55">-&gt;</text:span><text:span text:style-name="T44">move</text:span><text:span text:style-name="T55">(</text:span></text:p>
      <text:p text:style-name="P50">                <text:span text:style-name="T55">$</text:span><text:span text:style-name="T82">this</text:span><text:span text:style-name="T55">-&gt;</text:span><text:span text:style-name="T44">getParameter</text:span><text:span text:style-name="T55">('</text:span><text:span text:style-name="T37">images_directory</text:span><text:span text:style-name="T55">'),</text:span></text:p>
      <text:p text:style-name="P50">                <text:span text:style-name="T55">$</text:span><text:span text:style-name="T9">fichier</text:span></text:p>
      <text:p text:style-name="P50">            <text:span text:style-name="T55">);</text:span></text:p>
      <text:p text:style-name="P50">            </text:p>
      <text:p text:style-name="P50">           </text:p>
      <text:p text:style-name="P50">            <text:span text:style-name="T55">$</text:span><text:span text:style-name="T9">entityManager</text:span><text:span text:style-name="T31"> </text:span><text:span text:style-name="T55">=</text:span><text:span text:style-name="T31"> </text:span><text:span text:style-name="T55">$</text:span><text:span text:style-name="T82">this</text:span><text:span text:style-name="T55">-&gt;</text:span><text:span text:style-name="T44">getDoctrine</text:span><text:span text:style-name="T55">()-&gt;</text:span><text:span text:style-name="T44">getManager</text:span><text:span text:style-name="T55">();</text:span></text:p>
      <text:p text:style-name="P50">            <text:span text:style-name="T55">$</text:span><text:span text:style-name="T9">entityManager</text:span><text:span text:style-name="T55">-&gt;</text:span><text:span text:style-name="T44">persist</text:span><text:span text:style-name="T55">($</text:span><text:span text:style-name="T9">image</text:span><text:span text:style-name="T55">);</text:span></text:p>
      <text:p text:style-name="P50">            <text:span text:style-name="T55">$</text:span><text:span text:style-name="T9">entityManager</text:span><text:span text:style-name="T55">-&gt;</text:span><text:span text:style-name="T44">flush</text:span><text:span text:style-name="T55">();</text:span></text:p>
      <text:p text:style-name="P54"/>
      <text:p text:style-name="P50">            <text:span text:style-name="T22">return</text:span><text:span text:style-name="T31"> </text:span><text:span text:style-name="T55">$</text:span><text:span text:style-name="T82">this</text:span><text:span text:style-name="T55">-&gt;</text:span><text:span text:style-name="T44">redirectToRoute</text:span><text:span text:style-name="T55">('</text:span><text:span text:style-name="T37">image_index</text:span><text:span text:style-name="T55">');</text:span></text:p>
      <text:p text:style-name="P50">        <text:span text:style-name="T55">}</text:span></text:p>
      <text:p text:style-name="P54"/>
      <text:p text:style-name="P50"><text:soft-page-break/>        <text:span text:style-name="T22">return</text:span><text:span text:style-name="T31"> </text:span><text:span text:style-name="T55">$</text:span><text:span text:style-name="T82">this</text:span><text:span text:style-name="T55">-&gt;</text:span><text:span text:style-name="T44">render</text:span><text:span text:style-name="T55">('</text:span><text:span text:style-name="T37">image/new.html.twig</text:span><text:span text:style-name="T55">',</text:span><text:span text:style-name="T31"> </text:span><text:span text:style-name="T55">[</text:span></text:p>
      <text:p text:style-name="P50">            <text:span text:style-name="T55">'</text:span><text:span text:style-name="T37">image</text:span><text:span text:style-name="T55">'</text:span><text:span text:style-name="T31"> </text:span><text:span text:style-name="T55">=&gt;</text:span><text:span text:style-name="T31"> </text:span><text:span text:style-name="T55">$</text:span><text:span text:style-name="T9">image</text:span><text:span text:style-name="T55">,</text:span></text:p>
      <text:p text:style-name="P50">            <text:span text:style-name="T55">'</text:span><text:span text:style-name="T37">form</text:span><text:span text:style-name="T55">'</text:span><text:span text:style-name="T31"> </text:span><text:span text:style-name="T55">=&gt;</text:span><text:span text:style-name="T31"> </text:span><text:span text:style-name="T55">$</text:span><text:span text:style-name="T9">form</text:span><text:span text:style-name="T55">-&gt;</text:span><text:span text:style-name="T44">createView</text:span><text:span text:style-name="T55">(),</text:span></text:p>
      <text:p text:style-name="P50">        <text:span text:style-name="T55">]);</text:span></text:p>
      <text:p text:style-name="P47">    <text:span text:style-name="T52">}</text:span></text:p>
      <text:p text:style-name="P55"><text:span text:style-name="Source_20_Text"/></text:p>
      <text:p text:style-name="P55"><text:span text:style-name="Source_20_Text"><text:span text:style-name="T105">Dans mon cas, je voulais qu’on puisse avoir le choix entre garder le nom d’origine du fichier ou en proposer un nouveau, donc j’ai ajouté</text:span></text:span></text:p>
      <text:p text:style-name="Text_20_body"><text:span text:style-name="Source_20_Text"><text:span text:style-name="T97">  </text:span></text:span><text:span text:style-name="Source_20_Text"><text:span text:style-name="T62">-&gt;</text:span></text:span><text:span text:style-name="Source_20_Text"><text:span text:style-name="T50">add</text:span></text:span><text:span text:style-name="Source_20_Text"><text:span text:style-name="T62">('</text:span></text:span><text:span text:style-name="Source_20_Text"><text:span text:style-name="T41">nom</text:span></text:span><text:span text:style-name="Source_20_Text"><text:span text:style-name="T62">',</text:span></text:span><text:span text:style-name="Source_20_Text"><text:span text:style-name="T98"> </text:span></text:span><text:span text:style-name="Source_20_Text"><text:span text:style-name="T18">TextType</text:span></text:span><text:span text:style-name="Source_20_Text"><text:span text:style-name="T62">::</text:span></text:span><text:span text:style-name="Source_20_Text"><text:span text:style-name="T28">class</text:span></text:span><text:span text:style-name="Source_20_Text"><text:span text:style-name="T62">,['</text:span></text:span><text:span text:style-name="Source_20_Text"><text:span text:style-name="T41">required</text:span></text:span><text:span text:style-name="Source_20_Text"><text:span text:style-name="T62">'=&gt;</text:span></text:span><text:span text:style-name="Source_20_Text"><text:span text:style-name="T86">false</text:span></text:span><text:span text:style-name="Source_20_Text"><text:span text:style-name="T62">])</text:span></text:span></text:p>
      <text:p text:style-name="P55"><text:span text:style-name="Source_20_Text"><text:span text:style-name="T105">et</text:span></text:span></text:p>
      <text:p text:style-name="Text_20_body"><text:span text:style-name="Source_20_Text"><text:span text:style-name="T28">use</text:span></text:span><text:span text:style-name="Source_20_Text"><text:span text:style-name="T98"> Symfony</text:span></text:span><text:span text:style-name="Source_20_Text"><text:span text:style-name="T62">\</text:span></text:span><text:span text:style-name="Source_20_Text"><text:span text:style-name="T98">Component</text:span></text:span><text:span text:style-name="Source_20_Text"><text:span text:style-name="T62">\</text:span></text:span><text:span text:style-name="Source_20_Text"><text:span text:style-name="T98">Form</text:span></text:span><text:span text:style-name="Source_20_Text"><text:span text:style-name="T62">\</text:span></text:span><text:span text:style-name="Source_20_Text"><text:span text:style-name="T98">Extension</text:span></text:span><text:span text:style-name="Source_20_Text"><text:span text:style-name="T62">\</text:span></text:span><text:span text:style-name="Source_20_Text"><text:span text:style-name="T98">Core</text:span></text:span><text:span text:style-name="Source_20_Text"><text:span text:style-name="T62">\</text:span></text:span><text:span text:style-name="Source_20_Text"><text:span text:style-name="T98">Type</text:span></text:span><text:span text:style-name="Source_20_Text"><text:span text:style-name="T62">\</text:span></text:span><text:span text:style-name="Source_20_Text"><text:span text:style-name="T18">TextType</text:span></text:span><text:span text:style-name="Source_20_Text"><text:span text:style-name="T62">;</text:span></text:span></text:p>
      <text:p text:style-name="P51"><text:span text:style-name="Source_20_Text"><text:span text:style-name="T62"/></text:span></text:p>
      <text:p text:style-name="P55"><text:span text:style-name="Source_20_Text"><text:span text:style-name="T105">dans le fichier ImageType.</text:span></text:span></text:p>
      <text:p text:style-name="P55"><text:span text:style-name="Source_20_Text"><text:span text:style-name="T104"/></text:span></text:p>
      <text:p text:style-name="P10"><text:span text:style-name="Source_20_Text"/></text:p>
      <text:p text:style-name="P9"/>
      <text:p text:style-name="P9"/>
      <text:p text:style-name="P10"/>
      <text:p text:style-name="P8"/>
      <text:p text:style-name="P16"/>
      <text:p text:style-name="P16"/>
      <text:p text:style-name="P15"/>
      <text:p text:style-name="P12"/>
      <text:p text:style-name="P14"/>
      <text:p text:style-name="P12"/>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11T11:06:03.007000000</dc:date>
    <meta:editing-duration>PT1H38M30S</meta:editing-duration>
    <meta:editing-cycles>21</meta:editing-cycles>
    <meta:document-statistic meta:table-count="0" meta:image-count="0" meta:object-count="0" meta:page-count="6" meta:paragraph-count="152" meta:word-count="1028" meta:character-count="8055" meta:non-whitespace-character-count="6555"/>
  </office:meta>
</office:document-meta>
</file>